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normal">ρ</mi>
            <mrow>
              <mspace width="2em"/>
              <mo stretchy="false">=</mo>
              <mspace width="2em"/>
            </mrow>
            <mfrac>
              <mi>m</mi>
              <mi>V</mi>
            </mfrac>
            <mrow>
              <mspace width="2em"/>
              <mo stretchy="false">=</mo>
              <mspace width="2em"/>
            </mrow>
            <mi>f</mi>
            <mrow>
              <mo fence="true" stretchy="false">(</mo>
              <mrow>
                <mrow>
                  <mi>m</mi>
                  <mi>,</mi>
                  <mi>V</mi>
                </mrow>
              </mrow>
              <mo fence="true" stretchy="false">)</mo>
            </mrow>
          </mrow>
        </mtd>
      </mtr>
      <mtr>
        <mtd>
          <mrow>
            <mfrac>
              <mrow>
                <mo stretchy="false">∂</mo>
                <mi>f</mi>
              </mrow>
              <mrow>
                <mo stretchy="false">∂</mo>
                <mi>m</mi>
              </mrow>
            </mfrac>
            <mrow>
              <mspace width="2em"/>
              <mo stretchy="false">=</mo>
              <mspace width="2em"/>
            </mrow>
            <mi>m</mi>
            <mspace width="2em"/>
            <mtext> ; </mtext>
            <mspace width="4em"/>
            <mfrac>
              <mrow>
                <mo stretchy="false">∂</mo>
                <mi>f</mi>
              </mrow>
              <mrow>
                <mo stretchy="false">∂</mo>
                <mi>V</mi>
              </mrow>
            </mfrac>
            <mrow>
              <mspace width="2em"/>
              <mo stretchy="false">=</mo>
              <mspace width="2em"/>
            </mrow>
            <mfrac>
              <mrow>
                <mo stretchy="false">−</mo>
                <mn>1</mn>
              </mrow>
              <msup>
                <mi>V</mi>
                <mn>2</mn>
              </msup>
            </mfrac>
          </mrow>
        </mtd>
      </mtr>
    </mtable>
    <annotation encoding="StarMath 5.0">%irho ~=~ m over V ~=~ f ( m , V ) newline

{partial f} over {partial m} ~=~ m ~" ; "~~ 
{partial f} over {partial V} ~=~ {-1} over V^2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00:44:46.429000000</meta:creation-date>
    <dc:date>2014-12-09T00:55:10.769000000</dc:date>
    <meta:editing-duration>PT10M24S</meta:editing-duration>
    <meta:editing-cycles>1</meta:editing-cycles>
    <meta:generator>LibreOffice/4.3.4.1$Windows_x86 LibreOffice_project/bc356b2f991740509f321d70e4512a6a54c5f243</meta:generator>
  </office:meta>
</office:document-meta>
</file>